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language="pt" fo:country="BR" officeooo:rsid="001061df" officeooo:paragraph-rsid="001061df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 -<text:tab/>Instruction Set Architecture</text:p>
      <text:p text:style-name="P2"/>
      <text:p text:style-name="P3">Microarquitetura – Intel e AMD vendem diversos microprocessadores que implementam à mesma arquitetura x8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18" meta:character-count="139" meta:non-whitespace-character-count="122"/>
  </office:meta>
</office:document-meta>
</file>